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7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Rancher App</text:span></text:p>
          <text:p text:style-name="P1"><text:span text:style-name="T1">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17.51cm">
          <text:p text:style-name="P1"><text:span text:style-name="T1">Rancher App</text:span></text:p>
          <text:p text:style-name="P1"><text:span text:style-name="T1">senzing-phpmyadm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Rancher App</text:span></text:p>
          <text:p text:style-name="P1"><text:span text:style-name="T1">library-my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Rancher App</text:span></text:p>
          <text:p text:style-name="P1"><text:span text:style-name="T1">library-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Rancher App</text:span></text:p>
          <text:p text:style-name="P1"><text:span text:style-name="T1">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8.653cm">
          <text:p text:style-name="P1"><text:span text:style-name="T1">Docker container:</text:span></text:p>
          <text:p text:style-name="P1"><text:span text:style-name="T1">bitnami/phpmy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1.016cm" svg:x="9.575cm" svg:y="19.869cm">
          <text:p text:style-name="P5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1.489cm" svg:height="1.816cm" svg:x="4.721cm" svg:y="18.958cm">
          <text:p text:style-name="P5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8" draw:layer="layout" svg:width="4.445cm" svg:height="0.762cm" svg:x="1.962cm" svg:y="6.6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2.778cm" svg:x2="5.445cm" svg:y2="6.588cm">
          <text:p/>
        </draw:line>
        <draw:line draw:style-name="gr9" draw:text-style-name="P10" draw:layer="layout" svg:x1="5.445cm" svg:y1="7.342cm" svg:x2="5.445cm" svg:y2="9.891cm">
          <text:p/>
        </draw:line>
        <draw:custom-shape draw:style-name="gr10" draw:text-style-name="P6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16.383cm" svg:x2="5.445cm" svg:y2="19.09cm">
          <text:p/>
        </draw:line>
        <draw:custom-shape draw:style-name="gr11" draw:text-style-name="P8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" draw:layer="layout" svg:width="3.81cm" svg:height="0.762cm" svg:x="10.404cm" svg:y="2.014cm">
          <text:p text:style-name="P1"><text:span text:style-name="T1">Rancher 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Rancher App</text:span></text:p>
          <text:p text:style-name="P1"><text:span text:style-name="T1">senzing-kafka-t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10.652cm" svg:x2="5.445cm" svg:y2="15.352cm">
          <text:p/>
        </draw:line>
        <draw:line draw:style-name="gr17" draw:text-style-name="P10" draw:layer="layout" svg:x1="6.361cm" svg:y1="10.27cm" svg:x2="9.255cm" svg:y2="10.271cm">
          <text:p/>
        </draw:line>
        <draw:custom-shape draw:style-name="gr10" draw:text-style-name="P6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6.361cm" svg:y1="20.071cm" svg:x2="9.255cm" svg:y2="20.0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2-13T15:55:21.631408699</dc:date>
    <meta:editing-duration>PT1H4M36S</meta:editing-duration>
    <meta:editing-cycles>21</meta:editing-cycles>
    <meta:generator>LibreOffice/6.0.7.3$Linux_X86_64 LibreOffice_project/00m0$Build-3</meta:generator>
    <meta:document-statistic meta:object-count="35"/>
  </office:meta>
</office:document-meta>
</file>